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281cm" fo:min-width="2.962cm" fo:padding-top="0.095cm" fo:padding-bottom="0.095cm" fo:padding-left="0.22cm" fo:padding-right="0.22cm" fo:wrap-option="no-wrap" draw:shadow="hidden" draw:shadow-offset-x="0.2cm" draw:shadow-offset-y="0.2cm" draw:shadow-color="#808080"/>
    </style:style>
    <style:style style:name="gr5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graphic-properties svg:stroke-width="0.051cm" svg:stroke-color="#000000" draw:marker-start-width="0.356cm" draw:marker-end-width="0.356cm" draw:textarea-vertical-align="middle" fo:padding-top="0.151cm" fo:padding-bottom="0.151cm" fo:padding-left="0.276cm" fo:padding-right="0.276cm" draw:shadow-offset-x="0.203cm" draw:shadow-offset-y="0.203cm"/>
    </style:style>
    <style:style style:name="gr133" style:family="graphic" style:parent-style-name="standard">
      <style:graphic-properties svg:stroke-width="0.051cm" svg:stroke-color="#000000" draw:marker-start-width="0.355cm" draw:marker-end-width="0.355cm" draw:textarea-vertical-align="middle" fo:padding-top="0.15cm" fo:padding-bottom="0.15cm" fo:padding-left="0.275cm" fo:padding-right="0.275cm"/>
    </style:style>
    <style:style style:name="gr134" style:family="graphic" style:parent-style-name="standard">
      <style:graphic-properties draw:stroke="none" svg:stroke-color="#000000" draw:fill="none" draw:fill-color="#ffffff" draw:textarea-horizontal-align="left" draw:auto-grow-height="true" draw:auto-grow-width="true" fo:min-height="0.789cm" fo:min-width="1.937cm"/>
    </style:style>
    <style:style style:name="gr135" style:family="graphic" style:parent-style-name="standard">
      <style:graphic-properties draw:stroke="none" svg:stroke-color="#000000" draw:fill="none" draw:fill-color="#ffffff" draw:textarea-horizontal-align="left" draw:auto-grow-height="true" draw:auto-grow-width="true" fo:min-height="1.497cm" fo:min-width="1.903cm"/>
    </style:style>
    <style:style style:name="gr136" style:family="graphic" style:parent-style-name="standard">
      <style:graphic-properties draw:stroke="none" svg:stroke-color="#000000" draw:fill="none" draw:fill-color="#ffffff" draw:textarea-horizontal-align="left" draw:auto-grow-height="true" draw:auto-grow-width="true" fo:min-height="0.789cm" fo:min-width="2.186cm"/>
    </style:style>
    <style:style style:name="gr1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2"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3" style:family="graphic" style:parent-style-name="objectwithoutfill">
      <style:graphic-properties svg:stroke-width="0.051cm" svg:stroke-color="#000000" draw:marker-start-width="0.279cm" draw:marker-end-width="0.279cm" draw:fill="none" draw:textarea-vertical-align="middle" fo:padding-top="0.15cm" fo:padding-bottom="0.15cm" fo:padding-left="0.275cm" fo:padding-right="0.275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text-align="center"/>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1" draw:text-style-name="P1" draw:layer="layout" svg:width="1.113cm" svg:height="0.693cm" svg:x="2.299cm" svg:y="3.226cm" svg:viewBox="0 0 1114 694" svg:d="M2 694c117 0 1112-248 1112-471s-267-223-385-223c0 74-770 149-727 694z">
            <text:p/>
          </draw:path>
          <draw:g>
            <draw:polygon draw:style-name="gr2" draw:text-style-name="P2" draw:layer="layout" svg:width="2.013cm" svg:height="1.164cm" svg:x="1.1cm" svg:y="2.632cm" svg:viewBox="0 0 2014 1165" draw:points="1200,1165 0,471 814,0 2014,694">
              <text:p/>
            </draw:polygon>
            <draw:polygon draw:style-name="gr3" draw:text-style-name="P3" draw:layer="layout" svg:width="1.328cm" svg:height="0.767cm" svg:x="1.571cm" svg:y="2.756cm" svg:viewBox="0 0 1329 768" draw:points="0,198 343,0 1329,570 986,768">
              <text:p/>
            </draw:polygon>
            <draw:polygon draw:style-name="gr4" draw:text-style-name="P4" draw:layer="layout" svg:width="1.199cm" svg:height="1.783cm" svg:x="1.914cm" svg:y="1.542cm" svg:viewBox="0 0 1200 1784" draw:points="0,1090 0,0 1200,694 1200,1784">
              <text:p/>
            </draw:polygon>
            <draw:polygon draw:style-name="gr5" draw:text-style-name="P5" draw:layer="layout" svg:width="1.113cm" svg:height="1.56cm" svg:x="1.957cm" svg:y="1.616cm" svg:viewBox="0 0 1114 1561" draw:points="0,916 0,0 1114,644 1114,1561">
              <text:p/>
            </draw:polygon>
            <draw:polygon draw:style-name="gr6" draw:text-style-name="P2" draw:layer="layout" svg:width="1.242cm" svg:height="0.718cm" svg:x="1.914cm" svg:y="1.517cm" svg:viewBox="0 0 1243 719" draw:points="1200,719 0,25 43,0 1243,694">
              <text:p/>
            </draw:polygon>
            <draw:polygon draw:style-name="gr7" draw:text-style-name="P6" draw:layer="layout" svg:width="0.042cm" svg:height="1.114cm" svg:x="3.114cm" svg:y="2.211cm" svg:viewBox="0 0 43 1115" draw:points="0,1115 0,25 43,0 43,1090">
              <text:p/>
            </draw:polygon>
            <draw:polygon draw:style-name="gr8" draw:text-style-name="P6" draw:layer="layout" svg:width="0.813cm" svg:height="0.594cm" svg:x="2.3cm" svg:y="3.325cm" svg:viewBox="0 0 814 595" draw:points="0,595 0,471 814,0 814,124">
              <text:p/>
            </draw:polygon>
            <draw:line draw:style-name="gr9" draw:text-style-name="P7" draw:layer="layout" svg:x1="1.657cm" svg:y1="2.904cm" svg:x2="2.643cm" svg:y2="3.474cm">
              <text:p/>
            </draw:line>
            <draw:line draw:style-name="gr10" draw:text-style-name="P7" draw:layer="layout" svg:x1="1.743cm" svg:y1="2.855cm" svg:x2="2.729cm" svg:y2="3.425cm">
              <text:p/>
            </draw:line>
            <draw:line draw:style-name="gr11" draw:text-style-name="P7" draw:layer="layout" svg:x1="1.828cm" svg:y1="2.805cm" svg:x2="2.814cm" svg:y2="3.375cm">
              <text:p/>
            </draw:line>
            <draw:line draw:style-name="gr12" draw:text-style-name="P7" draw:layer="layout" svg:x1="2.686cm" svg:y1="3.3cm" svg:x2="2.772cm" svg:y2="3.251cm">
              <text:p/>
            </draw:line>
            <draw:line draw:style-name="gr13" draw:text-style-name="P7" draw:layer="layout" svg:x1="2.6cm" svg:y1="3.25cm" svg:x2="2.686cm" svg:y2="3.201cm">
              <text:p/>
            </draw:line>
            <draw:line draw:style-name="gr14" draw:text-style-name="P7" draw:layer="layout" svg:x1="2.514cm" svg:y1="3.201cm" svg:x2="2.6cm" svg:y2="3.152cm">
              <text:p/>
            </draw:line>
            <draw:line draw:style-name="gr15" draw:text-style-name="P7" draw:layer="layout" svg:x1="2.557cm" svg:y1="3.325cm" svg:x2="2.643cm" svg:y2="3.276cm">
              <text:p/>
            </draw:line>
            <draw:line draw:style-name="gr16" draw:text-style-name="P7" draw:layer="layout" svg:x1="2.472cm" svg:y1="3.275cm" svg:x2="2.558cm" svg:y2="3.226cm">
              <text:p/>
            </draw:line>
            <draw:line draw:style-name="gr17" draw:text-style-name="P7" draw:layer="layout" svg:x1="2.386cm" svg:y1="3.226cm" svg:x2="2.472cm" svg:y2="3.177cm">
              <text:p/>
            </draw:line>
            <draw:line draw:style-name="gr18" draw:text-style-name="P7" draw:layer="layout" svg:x1="2.429cm" svg:y1="3.152cm" svg:x2="2.515cm" svg:y2="3.103cm">
              <text:p/>
            </draw:line>
            <draw:line draw:style-name="gr19" draw:text-style-name="P7" draw:layer="layout" svg:x1="2.3cm" svg:y1="3.176cm" svg:x2="2.386cm" svg:y2="3.127cm">
              <text:p/>
            </draw:line>
            <draw:line draw:style-name="gr20" draw:text-style-name="P7" draw:layer="layout" svg:x1="2.343cm" svg:y1="3.102cm" svg:x2="2.429cm" svg:y2="3.053cm">
              <text:p/>
            </draw:line>
            <draw:line draw:style-name="gr21" draw:text-style-name="P7" draw:layer="layout" svg:x1="2.257cm" svg:y1="3.052cm" svg:x2="2.343cm" svg:y2="3.003cm">
              <text:p/>
            </draw:line>
            <draw:line draw:style-name="gr22" draw:text-style-name="P7" draw:layer="layout" svg:x1="2.172cm" svg:y1="3.003cm" svg:x2="2.258cm" svg:y2="2.954cm">
              <text:p/>
            </draw:line>
            <draw:line draw:style-name="gr23" draw:text-style-name="P7" draw:layer="layout" svg:x1="2.214cm" svg:y1="3.127cm" svg:x2="2.3cm" svg:y2="3.078cm">
              <text:p/>
            </draw:line>
            <draw:line draw:style-name="gr24" draw:text-style-name="P7" draw:layer="layout" svg:x1="2.128cm" svg:y1="3.077cm" svg:x2="2.214cm" svg:y2="3.028cm">
              <text:p/>
            </draw:line>
            <draw:line draw:style-name="gr25" draw:text-style-name="P7" draw:layer="layout" svg:x1="2.043cm" svg:y1="3.028cm" svg:x2="2.129cm" svg:y2="2.979cm">
              <text:p/>
            </draw:line>
            <draw:line draw:style-name="gr26" draw:text-style-name="P7" draw:layer="layout" svg:x1="2.086cm" svg:y1="2.953cm" svg:x2="2.172cm" svg:y2="2.904cm">
              <text:p/>
            </draw:line>
            <draw:line draw:style-name="gr27" draw:text-style-name="P7" draw:layer="layout" svg:x1="1.957cm" svg:y1="2.978cm" svg:x2="2.043cm" svg:y2="2.929cm">
              <text:p/>
            </draw:line>
            <draw:line draw:style-name="gr28" draw:text-style-name="P7" draw:layer="layout" svg:x1="2cm" svg:y1="2.904cm" svg:x2="2.086cm" svg:y2="2.855cm">
              <text:p/>
            </draw:line>
            <draw:line draw:style-name="gr29" draw:text-style-name="P7" draw:layer="layout" svg:x1="1.914cm" svg:y1="2.854cm" svg:x2="2cm" svg:y2="2.805cm">
              <text:p/>
            </draw:line>
            <draw:line draw:style-name="gr30" draw:text-style-name="P7" draw:layer="layout" svg:x1="1.871cm" svg:y1="2.928cm" svg:x2="1.957cm" svg:y2="2.879cm">
              <text:p/>
            </draw:line>
            <draw:line draw:style-name="gr31" draw:text-style-name="P7" draw:layer="layout" svg:x1="2.429cm" svg:y1="3.35cm" svg:x2="2.515cm" svg:y2="3.301cm">
              <text:p/>
            </draw:line>
            <draw:line draw:style-name="gr32" draw:text-style-name="P7" draw:layer="layout" svg:x1="2.343cm" svg:y1="3.3cm" svg:x2="2.429cm" svg:y2="3.251cm">
              <text:p/>
            </draw:line>
            <draw:line draw:style-name="gr33" draw:text-style-name="P7" draw:layer="layout" svg:x1="2.257cm" svg:y1="3.25cm" svg:x2="2.343cm" svg:y2="3.201cm">
              <text:p/>
            </draw:line>
            <draw:line draw:style-name="gr34" draw:text-style-name="P7" draw:layer="layout" svg:x1="2.214cm" svg:y1="3.325cm" svg:x2="2.3cm" svg:y2="3.276cm">
              <text:p/>
            </draw:line>
            <draw:line draw:style-name="gr35" draw:text-style-name="P7" draw:layer="layout" svg:x1="2.128cm" svg:y1="3.275cm" svg:x2="2.214cm" svg:y2="3.226cm">
              <text:p/>
            </draw:line>
            <draw:line draw:style-name="gr36" draw:text-style-name="P7" draw:layer="layout" svg:x1="2.172cm" svg:y1="3.201cm" svg:x2="2.258cm" svg:y2="3.152cm">
              <text:p/>
            </draw:line>
            <draw:line draw:style-name="gr37" draw:text-style-name="P7" draw:layer="layout" svg:x1="2.086cm" svg:y1="3.152cm" svg:x2="2.172cm" svg:y2="3.103cm">
              <text:p/>
            </draw:line>
            <draw:line draw:style-name="gr38" draw:text-style-name="P7" draw:layer="layout" svg:x1="2cm" svg:y1="3.102cm" svg:x2="2.086cm" svg:y2="3.053cm">
              <text:p/>
            </draw:line>
            <draw:line draw:style-name="gr39" draw:text-style-name="P7" draw:layer="layout" svg:x1="1.914cm" svg:y1="3.052cm" svg:x2="2cm" svg:y2="3.003cm">
              <text:p/>
            </draw:line>
            <draw:line draw:style-name="gr40" draw:text-style-name="P7" draw:layer="layout" svg:x1="1.786cm" svg:y1="3.077cm" svg:x2="1.872cm" svg:y2="3.028cm">
              <text:p/>
            </draw:line>
            <draw:line draw:style-name="gr41" draw:text-style-name="P7" draw:layer="layout" svg:x1="1.828cm" svg:y1="3.003cm" svg:x2="1.914cm" svg:y2="2.954cm">
              <text:p/>
            </draw:line>
            <draw:line draw:style-name="gr42" draw:text-style-name="P7" draw:layer="layout" svg:x1="1.7cm" svg:y1="3.028cm" svg:x2="1.786cm" svg:y2="2.979cm">
              <text:p/>
            </draw:line>
            <draw:line draw:style-name="gr43" draw:text-style-name="P7" draw:layer="layout" svg:x1="2.386cm" svg:y1="3.424cm" svg:x2="2.472cm" svg:y2="3.375cm">
              <text:p/>
            </draw:line>
            <draw:line draw:style-name="gr44" draw:text-style-name="P7" draw:layer="layout" svg:x1="2.3cm" svg:y1="3.374cm" svg:x2="2.386cm" svg:y2="3.325cm">
              <text:p/>
            </draw:line>
            <draw:polygon draw:style-name="gr45" draw:text-style-name="P4" draw:layer="layout" svg:width="1.199cm" svg:height="0.817cm" svg:x="1.1cm" svg:y="3.103cm" svg:viewBox="0 0 1200 818" draw:points="0,124 0,0 1200,694 1200,818">
              <text:p/>
            </draw:polygon>
            <draw:polygon draw:style-name="gr46" draw:text-style-name="P8" draw:layer="layout" svg:width="2.056cm" svg:height="2.402cm" svg:x="1.1cm" svg:y="1.517cm" svg:viewBox="0 0 2057 2403" draw:points="857,0 2057,694 2057,1784 2014,1808 2014,1932 1200,2403 0,1709 0,1586 814,1115 814,25">
              <text:p/>
            </draw:polygon>
            <draw:polygon draw:style-name="gr47" draw:text-style-name="P7" draw:layer="layout" svg:width="0.513cm" svg:height="0.296cm" svg:x="1.614cm" svg:y="3.177cm" svg:viewBox="0 0 514 297" draw:points="0,124 214,0 514,173 300,297">
              <text:p/>
            </draw:polygon>
            <draw:line draw:style-name="gr48" draw:text-style-name="P7" draw:layer="layout" svg:x1="2.643cm" svg:y1="3.374cm" svg:x2="2.729cm" svg:y2="3.325cm">
              <text:p/>
            </draw:line>
            <draw:line draw:style-name="gr49" draw:text-style-name="P7" draw:layer="layout" svg:x1="2.514cm" svg:y1="3.399cm" svg:x2="2.6cm" svg:y2="3.35cm">
              <text:p/>
            </draw:line>
          </draw:g>
        </draw:g>
        <draw:custom-shape draw:style-name="gr50" draw:text-style-name="P9" xml:id="id2" draw:id="id2" draw:layer="layout" svg:width="5.207cm" svg:height="3.809cm" svg:x="4.811cm" svg:y="3.2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path draw:style-name="gr51" draw:text-style-name="P1" draw:layer="layout" svg:width="1.09cm" svg:height="0.979cm" svg:x="14.134cm" svg:y="5.41cm" svg:viewBox="0 0 1091 980" svg:d="M0 980c475 0 1091-280 1091-560s-18-420-364-420c0 300-727 579-727 980z">
            <text:p/>
          </draw:path>
          <draw:path draw:style-name="gr52" draw:text-style-name="P10" draw:layer="layout" svg:width="2.666cm" svg:height="1.68cm" svg:x="12.195cm" svg:y="4.78cm" svg:viewBox="0 0 2667 1681" svg:d="M2667 0c0 0 0 1121-1 840 2 491-575 841-1331 841s-1334-350-1335-841c1 1 0-350 0-840 0 490 606 840 1334 840s1333-350 1333-840z">
            <text:p/>
          </draw:path>
          <draw:path draw:style-name="gr53" draw:text-style-name="P11" draw:layer="layout" svg:width="2.665cm" svg:height="1.678cm" svg:x="12.194cm" svg:y="3.94cm" svg:viewBox="0 0 2666 1679" svg:d="M1333 0c756 0 1333 363 1333 839s-577 840-1333 840-1333-364-1333-840 577-839 1333-839z">
            <text:p/>
          </draw:path>
          <draw:polygon draw:style-name="gr54" draw:text-style-name="P12" draw:layer="layout" svg:width="0.727cm" svg:height="0.419cm" svg:x="13.649cm" svg:y="4.85cm" svg:viewBox="0 0 728 420" draw:points="364,0 243,70 728,350 606,420 121,140 0,210 0,0">
            <text:p/>
          </draw:polygon>
          <draw:polygon draw:style-name="gr55" draw:text-style-name="P12" draw:layer="layout" svg:width="0.726cm" svg:height="0.419cm" svg:x="12.679cm" svg:y="4.29cm" svg:viewBox="0 0 727 420" draw:points="606,280 727,210 727,420 363,420 484,350 0,70 121,0">
            <text:p/>
          </draw:polygon>
          <draw:polygon draw:style-name="gr56" draw:text-style-name="P12" draw:layer="layout" svg:width="0.727cm" svg:height="0.419cm" svg:x="12.679cm" svg:y="4.85cm" svg:viewBox="0 0 728 420" draw:points="121,280 607,0 728,70 242,350 363,420 0,420 0,210">
            <text:p/>
          </draw:polygon>
          <draw:polygon draw:style-name="gr57" draw:text-style-name="P12" draw:layer="layout" svg:width="0.726cm" svg:height="0.419cm" svg:x="13.649cm" svg:y="4.29cm" svg:viewBox="0 0 727 420" draw:points="484,70 363,0 727,0 727,210 606,140 121,420 0,350">
            <text:p/>
          </draw:polygon>
          <draw:path draw:style-name="gr58" draw:text-style-name="P13" draw:layer="layout" svg:width="2.667cm" svg:height="2.519cm" svg:x="12.194cm" svg:y="3.94cm" svg:viewBox="0 0 2668 2520" svg:d="M1333 0c756 0 1335 364 1335 840l-1 840c0 490-606 840-1333 840s-1334-350-1334-840c0 0 1-840 0-841 0-476 577-839 1333-839z">
            <text:p/>
          </draw:path>
        </draw:g>
        <draw:g xml:id="id7" draw:id="id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9" draw:text-style-name="P1" draw:layer="layout" svg:width="1.452cm" svg:height="0.85cm" svg:x="23.307cm" svg:y="2.946cm" svg:viewBox="0 0 1453 851" svg:d="M0 851c411 0 1056-268 1334-446 278-177 0-405-140-405z">
            <text:p/>
          </draw:path>
          <draw:g>
            <draw:polygon draw:style-name="gr60" draw:text-style-name="P4" draw:layer="layout" svg:width="0.842cm" svg:height="2.107cm" svg:x="22.464cm" svg:y="1.689cm" svg:viewBox="0 0 843 2108" draw:points="0,1622 0,0 843,487 843,2108">
              <text:p/>
            </draw:polygon>
            <draw:polygon draw:style-name="gr61" draw:text-style-name="P14" draw:layer="layout" svg:width="1.193cm" svg:height="2.31cm" svg:x="23.307cm" svg:y="1.487cm" svg:viewBox="0 0 1194 2311" draw:points="0,2311 0,689 1194,0 1194,1622">
              <text:p/>
            </draw:polygon>
            <draw:polygon draw:style-name="gr62" draw:text-style-name="P2" draw:layer="layout" svg:width="2.035cm" svg:height="1.175cm" svg:x="22.464cm" svg:y="1cm" svg:viewBox="0 0 2036 1176" draw:points="843,1176 0,689 1194,0 2036,487">
              <text:p/>
            </draw:polygon>
            <draw:polygon draw:style-name="gr63" draw:text-style-name="P8" draw:layer="layout" svg:width="2.035cm" svg:height="2.796cm" svg:x="22.464cm" svg:y="1cm" svg:viewBox="0 0 2036 2797" draw:points="0,2311 0,689 1194,0 2036,487 2036,2108 843,2797">
              <text:p/>
            </draw:polygon>
            <draw:line draw:style-name="gr64" draw:text-style-name="P15" draw:layer="layout" svg:x1="23.166cm" svg:y1="3.392cm" svg:x2="22.604cm" svg:y2="3.068cm">
              <text:p/>
            </draw:line>
            <draw:line draw:style-name="gr65" draw:text-style-name="P15" draw:layer="layout" svg:x1="23.166cm" svg:y1="3.554cm" svg:x2="22.604cm" svg:y2="3.23cm">
              <text:p/>
            </draw:line>
            <draw:line draw:style-name="gr66" draw:text-style-name="P15" draw:layer="layout" svg:x1="23.166cm" svg:y1="3.473cm" svg:x2="22.604cm" svg:y2="3.149cm">
              <text:p/>
            </draw:line>
            <draw:polyline draw:style-name="gr67" draw:text-style-name="P15" draw:layer="layout" svg:width="0.701cm" svg:height="0.486cm" svg:x="22.534cm" svg:y="1.932cm" svg:viewBox="0 0 702 487" draw:points="702,487 0,81 0,0">
              <text:p/>
            </draw:polyline>
            <draw:polyline draw:style-name="gr68" draw:text-style-name="P15" draw:layer="layout" svg:width="0.689cm" svg:height="0.487cm" svg:x="22.546cm" svg:y="1.931cm" svg:viewBox="0 0 690 488" draw:points="690,488 690,407 0,0">
              <text:p/>
            </draw:polyline>
            <draw:polygon draw:style-name="gr69" draw:text-style-name="P16" draw:layer="layout" svg:width="0.081cm" svg:height="0.142cm" svg:x="22.794cm" svg:y="2.742cm" svg:viewBox="0 0 82 143" draw:points="0,96 0,0 82,47 82,143">
              <text:p/>
            </draw:polygon>
            <draw:line draw:style-name="gr70" draw:text-style-name="P15" draw:layer="layout" svg:x1="23.166cm" svg:y1="3.311cm" svg:x2="22.604cm" svg:y2="2.987cm">
              <text:p/>
            </draw:line>
          </draw:g>
        </draw:g>
        <draw:g xml:id="id3" draw:id="id3">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71" draw:text-style-name="P1" draw:layer="layout" svg:width="1.113cm" svg:height="0.693cm" svg:x="2.327cm" svg:y="8.179cm" svg:viewBox="0 0 1114 694" svg:d="M2 694c117 0 1112-248 1112-471s-267-223-385-223c0 74-770 149-727 694z">
            <text:p/>
          </draw:path>
          <draw:g>
            <draw:polygon draw:style-name="gr72" draw:text-style-name="P2" draw:layer="layout" svg:width="2.013cm" svg:height="1.164cm" svg:x="1.128cm" svg:y="7.585cm" svg:viewBox="0 0 2014 1165" draw:points="1200,1165 0,471 814,0 2014,694">
              <text:p/>
            </draw:polygon>
            <draw:polygon draw:style-name="gr73" draw:text-style-name="P3" draw:layer="layout" svg:width="1.328cm" svg:height="0.767cm" svg:x="1.599cm" svg:y="7.709cm" svg:viewBox="0 0 1329 768" draw:points="0,198 343,0 1329,570 986,768">
              <text:p/>
            </draw:polygon>
            <draw:polygon draw:style-name="gr74" draw:text-style-name="P4" draw:layer="layout" svg:width="1.199cm" svg:height="1.783cm" svg:x="1.942cm" svg:y="6.495cm" svg:viewBox="0 0 1200 1784" draw:points="0,1090 0,0 1200,694 1200,1784">
              <text:p/>
            </draw:polygon>
            <draw:polygon draw:style-name="gr75" draw:text-style-name="P5" draw:layer="layout" svg:width="1.113cm" svg:height="1.56cm" svg:x="1.985cm" svg:y="6.569cm" svg:viewBox="0 0 1114 1561" draw:points="0,916 0,0 1114,644 1114,1561">
              <text:p/>
            </draw:polygon>
            <draw:polygon draw:style-name="gr76" draw:text-style-name="P2" draw:layer="layout" svg:width="1.242cm" svg:height="0.718cm" svg:x="1.942cm" svg:y="6.47cm" svg:viewBox="0 0 1243 719" draw:points="1200,719 0,25 43,0 1243,694">
              <text:p/>
            </draw:polygon>
            <draw:polygon draw:style-name="gr77" draw:text-style-name="P6" draw:layer="layout" svg:width="0.042cm" svg:height="1.114cm" svg:x="3.142cm" svg:y="7.164cm" svg:viewBox="0 0 43 1115" draw:points="0,1115 0,25 43,0 43,1090">
              <text:p/>
            </draw:polygon>
            <draw:polygon draw:style-name="gr78" draw:text-style-name="P6" draw:layer="layout" svg:width="0.813cm" svg:height="0.594cm" svg:x="2.328cm" svg:y="8.278cm" svg:viewBox="0 0 814 595" draw:points="0,595 0,471 814,0 814,124">
              <text:p/>
            </draw:polygon>
            <draw:line draw:style-name="gr79" draw:text-style-name="P7" draw:layer="layout" svg:x1="1.685cm" svg:y1="7.857cm" svg:x2="2.671cm" svg:y2="8.427cm">
              <text:p/>
            </draw:line>
            <draw:line draw:style-name="gr80" draw:text-style-name="P7" draw:layer="layout" svg:x1="1.771cm" svg:y1="7.808cm" svg:x2="2.757cm" svg:y2="8.378cm">
              <text:p/>
            </draw:line>
            <draw:line draw:style-name="gr81" draw:text-style-name="P7" draw:layer="layout" svg:x1="1.856cm" svg:y1="7.758cm" svg:x2="2.842cm" svg:y2="8.328cm">
              <text:p/>
            </draw:line>
            <draw:line draw:style-name="gr82" draw:text-style-name="P7" draw:layer="layout" svg:x1="2.714cm" svg:y1="8.253cm" svg:x2="2.8cm" svg:y2="8.204cm">
              <text:p/>
            </draw:line>
            <draw:line draw:style-name="gr83" draw:text-style-name="P7" draw:layer="layout" svg:x1="2.628cm" svg:y1="8.203cm" svg:x2="2.714cm" svg:y2="8.154cm">
              <text:p/>
            </draw:line>
            <draw:line draw:style-name="gr84" draw:text-style-name="P7" draw:layer="layout" svg:x1="2.542cm" svg:y1="8.154cm" svg:x2="2.628cm" svg:y2="8.105cm">
              <text:p/>
            </draw:line>
            <draw:line draw:style-name="gr85" draw:text-style-name="P7" draw:layer="layout" svg:x1="2.585cm" svg:y1="8.278cm" svg:x2="2.671cm" svg:y2="8.229cm">
              <text:p/>
            </draw:line>
            <draw:line draw:style-name="gr86" draw:text-style-name="P7" draw:layer="layout" svg:x1="2.5cm" svg:y1="8.228cm" svg:x2="2.586cm" svg:y2="8.179cm">
              <text:p/>
            </draw:line>
            <draw:line draw:style-name="gr87" draw:text-style-name="P7" draw:layer="layout" svg:x1="2.414cm" svg:y1="8.179cm" svg:x2="2.5cm" svg:y2="8.13cm">
              <text:p/>
            </draw:line>
            <draw:line draw:style-name="gr88" draw:text-style-name="P7" draw:layer="layout" svg:x1="2.457cm" svg:y1="8.105cm" svg:x2="2.543cm" svg:y2="8.056cm">
              <text:p/>
            </draw:line>
            <draw:line draw:style-name="gr89" draw:text-style-name="P7" draw:layer="layout" svg:x1="2.328cm" svg:y1="8.129cm" svg:x2="2.414cm" svg:y2="8.08cm">
              <text:p/>
            </draw:line>
            <draw:line draw:style-name="gr90" draw:text-style-name="P7" draw:layer="layout" svg:x1="2.371cm" svg:y1="8.055cm" svg:x2="2.457cm" svg:y2="8.006cm">
              <text:p/>
            </draw:line>
            <draw:line draw:style-name="gr91" draw:text-style-name="P7" draw:layer="layout" svg:x1="2.285cm" svg:y1="8.005cm" svg:x2="2.371cm" svg:y2="7.956cm">
              <text:p/>
            </draw:line>
            <draw:line draw:style-name="gr92" draw:text-style-name="P7" draw:layer="layout" svg:x1="2.2cm" svg:y1="7.956cm" svg:x2="2.286cm" svg:y2="7.907cm">
              <text:p/>
            </draw:line>
            <draw:line draw:style-name="gr93" draw:text-style-name="P7" draw:layer="layout" svg:x1="2.242cm" svg:y1="8.08cm" svg:x2="2.328cm" svg:y2="8.031cm">
              <text:p/>
            </draw:line>
            <draw:line draw:style-name="gr94" draw:text-style-name="P7" draw:layer="layout" svg:x1="2.156cm" svg:y1="8.03cm" svg:x2="2.242cm" svg:y2="7.981cm">
              <text:p/>
            </draw:line>
            <draw:line draw:style-name="gr95" draw:text-style-name="P7" draw:layer="layout" svg:x1="2.071cm" svg:y1="7.981cm" svg:x2="2.157cm" svg:y2="7.932cm">
              <text:p/>
            </draw:line>
            <draw:line draw:style-name="gr96" draw:text-style-name="P7" draw:layer="layout" svg:x1="2.114cm" svg:y1="7.906cm" svg:x2="2.2cm" svg:y2="7.857cm">
              <text:p/>
            </draw:line>
            <draw:line draw:style-name="gr97" draw:text-style-name="P7" draw:layer="layout" svg:x1="1.985cm" svg:y1="7.931cm" svg:x2="2.071cm" svg:y2="7.882cm">
              <text:p/>
            </draw:line>
            <draw:line draw:style-name="gr98" draw:text-style-name="P7" draw:layer="layout" svg:x1="2.028cm" svg:y1="7.857cm" svg:x2="2.114cm" svg:y2="7.808cm">
              <text:p/>
            </draw:line>
            <draw:line draw:style-name="gr99" draw:text-style-name="P7" draw:layer="layout" svg:x1="1.942cm" svg:y1="7.807cm" svg:x2="2.028cm" svg:y2="7.758cm">
              <text:p/>
            </draw:line>
            <draw:line draw:style-name="gr100" draw:text-style-name="P7" draw:layer="layout" svg:x1="1.899cm" svg:y1="7.881cm" svg:x2="1.985cm" svg:y2="7.832cm">
              <text:p/>
            </draw:line>
            <draw:line draw:style-name="gr101" draw:text-style-name="P7" draw:layer="layout" svg:x1="2.457cm" svg:y1="8.303cm" svg:x2="2.543cm" svg:y2="8.254cm">
              <text:p/>
            </draw:line>
            <draw:line draw:style-name="gr102" draw:text-style-name="P7" draw:layer="layout" svg:x1="2.371cm" svg:y1="8.253cm" svg:x2="2.457cm" svg:y2="8.204cm">
              <text:p/>
            </draw:line>
            <draw:line draw:style-name="gr103" draw:text-style-name="P7" draw:layer="layout" svg:x1="2.285cm" svg:y1="8.203cm" svg:x2="2.371cm" svg:y2="8.154cm">
              <text:p/>
            </draw:line>
            <draw:line draw:style-name="gr104" draw:text-style-name="P7" draw:layer="layout" svg:x1="2.242cm" svg:y1="8.278cm" svg:x2="2.328cm" svg:y2="8.229cm">
              <text:p/>
            </draw:line>
            <draw:line draw:style-name="gr105" draw:text-style-name="P7" draw:layer="layout" svg:x1="2.156cm" svg:y1="8.228cm" svg:x2="2.242cm" svg:y2="8.179cm">
              <text:p/>
            </draw:line>
            <draw:line draw:style-name="gr106" draw:text-style-name="P7" draw:layer="layout" svg:x1="2.2cm" svg:y1="8.154cm" svg:x2="2.286cm" svg:y2="8.105cm">
              <text:p/>
            </draw:line>
            <draw:line draw:style-name="gr107" draw:text-style-name="P7" draw:layer="layout" svg:x1="2.114cm" svg:y1="8.105cm" svg:x2="2.2cm" svg:y2="8.056cm">
              <text:p/>
            </draw:line>
            <draw:line draw:style-name="gr108" draw:text-style-name="P7" draw:layer="layout" svg:x1="2.028cm" svg:y1="8.055cm" svg:x2="2.114cm" svg:y2="8.006cm">
              <text:p/>
            </draw:line>
            <draw:line draw:style-name="gr109" draw:text-style-name="P7" draw:layer="layout" svg:x1="1.942cm" svg:y1="8.005cm" svg:x2="2.028cm" svg:y2="7.956cm">
              <text:p/>
            </draw:line>
            <draw:line draw:style-name="gr110" draw:text-style-name="P7" draw:layer="layout" svg:x1="1.814cm" svg:y1="8.03cm" svg:x2="1.9cm" svg:y2="7.981cm">
              <text:p/>
            </draw:line>
            <draw:line draw:style-name="gr111" draw:text-style-name="P7" draw:layer="layout" svg:x1="1.856cm" svg:y1="7.956cm" svg:x2="1.942cm" svg:y2="7.907cm">
              <text:p/>
            </draw:line>
            <draw:line draw:style-name="gr112" draw:text-style-name="P7" draw:layer="layout" svg:x1="1.728cm" svg:y1="7.981cm" svg:x2="1.814cm" svg:y2="7.932cm">
              <text:p/>
            </draw:line>
            <draw:line draw:style-name="gr113" draw:text-style-name="P7" draw:layer="layout" svg:x1="2.414cm" svg:y1="8.377cm" svg:x2="2.5cm" svg:y2="8.328cm">
              <text:p/>
            </draw:line>
            <draw:line draw:style-name="gr114" draw:text-style-name="P7" draw:layer="layout" svg:x1="2.328cm" svg:y1="8.327cm" svg:x2="2.414cm" svg:y2="8.278cm">
              <text:p/>
            </draw:line>
            <draw:polygon draw:style-name="gr115" draw:text-style-name="P4" draw:layer="layout" svg:width="1.199cm" svg:height="0.817cm" svg:x="1.128cm" svg:y="8.056cm" svg:viewBox="0 0 1200 818" draw:points="0,124 0,0 1200,694 1200,818">
              <text:p/>
            </draw:polygon>
            <draw:polygon draw:style-name="gr116" draw:text-style-name="P8" draw:layer="layout" svg:width="2.056cm" svg:height="2.402cm" svg:x="1.128cm" svg:y="6.47cm" svg:viewBox="0 0 2057 2403" draw:points="857,0 2057,694 2057,1784 2014,1808 2014,1932 1200,2403 0,1709 0,1586 814,1115 814,25">
              <text:p/>
            </draw:polygon>
            <draw:polygon draw:style-name="gr117" draw:text-style-name="P7" draw:layer="layout" svg:width="0.513cm" svg:height="0.296cm" svg:x="1.642cm" svg:y="8.13cm" svg:viewBox="0 0 514 297" draw:points="0,124 214,0 514,173 300,297">
              <text:p/>
            </draw:polygon>
            <draw:line draw:style-name="gr118" draw:text-style-name="P7" draw:layer="layout" svg:x1="2.671cm" svg:y1="8.327cm" svg:x2="2.757cm" svg:y2="8.278cm">
              <text:p/>
            </draw:line>
            <draw:line draw:style-name="gr119" draw:text-style-name="P7" draw:layer="layout" svg:x1="2.542cm" svg:y1="8.352cm" svg:x2="2.628cm" svg:y2="8.303cm">
              <text:p/>
            </draw:line>
          </draw:g>
        </draw:g>
        <draw:g xml:id="id8" draw:id="id8">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20" draw:text-style-name="P1" draw:layer="layout" svg:width="1.452cm" svg:height="0.85cm" svg:x="23.434cm" svg:y="8.022cm" svg:viewBox="0 0 1453 851" svg:d="M0 851c411 0 1056-268 1334-446 278-177 0-405-140-405z">
            <text:p/>
          </draw:path>
          <draw:g>
            <draw:polygon draw:style-name="gr121" draw:text-style-name="P4" draw:layer="layout" svg:width="0.842cm" svg:height="2.107cm" svg:x="22.591cm" svg:y="6.765cm" svg:viewBox="0 0 843 2108" draw:points="0,1622 0,0 843,487 843,2108">
              <text:p/>
            </draw:polygon>
            <draw:polygon draw:style-name="gr122" draw:text-style-name="P14" draw:layer="layout" svg:width="1.193cm" svg:height="2.31cm" svg:x="23.434cm" svg:y="6.563cm" svg:viewBox="0 0 1194 2311" draw:points="0,2311 0,689 1194,0 1194,1622">
              <text:p/>
            </draw:polygon>
            <draw:polygon draw:style-name="gr123" draw:text-style-name="P2" draw:layer="layout" svg:width="2.035cm" svg:height="1.175cm" svg:x="22.591cm" svg:y="6.076cm" svg:viewBox="0 0 2036 1176" draw:points="843,1176 0,689 1194,0 2036,487">
              <text:p/>
            </draw:polygon>
            <draw:polygon draw:style-name="gr124" draw:text-style-name="P8" draw:layer="layout" svg:width="2.035cm" svg:height="2.796cm" svg:x="22.591cm" svg:y="6.076cm" svg:viewBox="0 0 2036 2797" draw:points="0,2311 0,689 1194,0 2036,487 2036,2108 843,2797">
              <text:p/>
            </draw:polygon>
            <draw:line draw:style-name="gr125" draw:text-style-name="P15" draw:layer="layout" svg:x1="23.293cm" svg:y1="8.468cm" svg:x2="22.731cm" svg:y2="8.144cm">
              <text:p/>
            </draw:line>
            <draw:line draw:style-name="gr126" draw:text-style-name="P15" draw:layer="layout" svg:x1="23.293cm" svg:y1="8.63cm" svg:x2="22.731cm" svg:y2="8.306cm">
              <text:p/>
            </draw:line>
            <draw:line draw:style-name="gr127" draw:text-style-name="P15" draw:layer="layout" svg:x1="23.293cm" svg:y1="8.549cm" svg:x2="22.731cm" svg:y2="8.225cm">
              <text:p/>
            </draw:line>
            <draw:polyline draw:style-name="gr128" draw:text-style-name="P15" draw:layer="layout" svg:width="0.701cm" svg:height="0.486cm" svg:x="22.661cm" svg:y="7.008cm" svg:viewBox="0 0 702 487" draw:points="702,487 0,81 0,0">
              <text:p/>
            </draw:polyline>
            <draw:polyline draw:style-name="gr129" draw:text-style-name="P15" draw:layer="layout" svg:width="0.689cm" svg:height="0.487cm" svg:x="22.673cm" svg:y="7.007cm" svg:viewBox="0 0 690 488" draw:points="690,488 690,407 0,0">
              <text:p/>
            </draw:polyline>
            <draw:polygon draw:style-name="gr130" draw:text-style-name="P16" draw:layer="layout" svg:width="0.081cm" svg:height="0.142cm" svg:x="22.921cm" svg:y="7.818cm" svg:viewBox="0 0 82 143" draw:points="0,96 0,0 82,47 82,143">
              <text:p/>
            </draw:polygon>
            <draw:line draw:style-name="gr131" draw:text-style-name="P15" draw:layer="layout" svg:x1="23.293cm" svg:y1="8.387cm" svg:x2="22.731cm" svg:y2="8.063cm">
              <text:p/>
            </draw:line>
          </draw:g>
        </draw:g>
        <draw:connector draw:style-name="gr132" draw:text-style-name="P17" draw:layer="layout" draw:type="line" svg:x1="3.412cm" svg:y1="2.719cm" svg:x2="5.332cm" svg:y2="4.047cm" draw:start-shape="id1" draw:start-glue-point="1" draw:end-shape="id2" draw:end-glue-point="35" svg:d="M3412 2719l1920 1328" svg:viewBox="0 0 1921 1329">
          <text:p/>
        </draw:connector>
        <draw:connector draw:style-name="gr133" draw:text-style-name="P17" draw:layer="layout" draw:type="line" svg:x1="3.44cm" svg:y1="7.672cm" svg:x2="5.071cm" svg:y2="6.204cm" draw:start-shape="id3" draw:start-glue-point="1" draw:end-shape="id2" draw:end-glue-point="42" svg:d="M3440 7672l1631-1468" svg:viewBox="0 0 1632 1469">
          <text:p/>
        </draw:connector>
        <draw:connector draw:style-name="gr133" draw:text-style-name="P17" draw:layer="layout" draw:type="line" svg:x1="12.194cm" svg:y1="5.2cm" svg:x2="10.018cm" svg:y2="5.189cm" draw:start-shape="id4" draw:start-glue-point="3" draw:end-shape="id2" draw:end-glue-point="1" svg:d="M12194 5200l-2176-11" svg:viewBox="0 0 2177 12">
          <text:p/>
        </draw:connector>
        <draw:frame draw:style-name="gr134" draw:text-style-name="P19" draw:layer="layout" svg:width="2.437cm" svg:height="1.039cm" svg:x="1cm" svg:y="9.054cm">
          <draw:text-box>
            <text:p text:style-name="P18">Clients</text:p>
          </draw:text-box>
        </draw:frame>
        <draw:frame draw:style-name="gr135" draw:text-style-name="P19" draw:layer="layout" svg:width="2.403cm" svg:height="1.747cm" svg:x="12.314cm" svg:y="6.746cm">
          <draw:text-box>
            <text:p text:style-name="P18">ECMP</text:p>
            <text:p text:style-name="P18">Router</text:p>
          </draw:text-box>
        </draw:frame>
        <draw:frame draw:style-name="gr136" draw:text-style-name="P19" draw:layer="layout" svg:width="2.686cm" svg:height="1.039cm" svg:x="22.337cm" svg:y="9.128cm">
          <draw:text-box>
            <text:p text:style-name="P18">Servers</text:p>
          </draw:text-box>
        </draw:frame>
        <draw:g xml:id="id5" draw:id="id5">
          <draw:path draw:style-name="gr137" draw:text-style-name="P1" draw:layer="layout" svg:width="0.907cm" svg:height="0.815cm" svg:x="18.999cm" svg:y="2.605cm" svg:viewBox="0 0 908 816" svg:d="M0 816c395 0 908-233 908-466s-15-350-303-350c0 250-605 482-605 816z">
            <text:p/>
          </draw:path>
          <draw:path draw:style-name="gr138" draw:text-style-name="P10" draw:layer="layout" svg:width="2.219cm" svg:height="1.398cm" svg:x="17.385cm" svg:y="2.08cm" svg:viewBox="0 0 2220 1399" svg:d="M2220 0c0 0 0 933-1 699 2 409-478 700-1108 700-629 0-1110-291-1111-700 1 1 0-291 0-699 0 408 504 699 1110 699s1110-291 1110-699z">
            <text:p/>
          </draw:path>
          <draw:path draw:style-name="gr139" draw:text-style-name="P11" draw:layer="layout" svg:width="2.218cm" svg:height="1.397cm" svg:x="17.384cm" svg:y="1.381cm" svg:viewBox="0 0 2219 1398" svg:d="M1110 0c629 0 1109 302 1109 698 0 397-480 700-1109 700-630 0-1110-303-1110-700 0-396 480-698 1110-698z">
            <text:p/>
          </draw:path>
          <draw:polygon draw:style-name="gr140" draw:text-style-name="P12" draw:layer="layout" svg:width="0.605cm" svg:height="0.349cm" svg:x="18.595cm" svg:y="2.138cm" svg:viewBox="0 0 606 350" draw:points="303,0 202,58 606,291 504,350 101,117 0,175 0,0">
            <text:p/>
          </draw:polygon>
          <draw:polygon draw:style-name="gr141" draw:text-style-name="P12" draw:layer="layout" svg:width="0.604cm" svg:height="0.349cm" svg:x="17.788cm" svg:y="1.672cm" svg:viewBox="0 0 605 350" draw:points="504,233 605,175 605,350 302,350 403,291 0,58 101,0">
            <text:p/>
          </draw:polygon>
          <draw:polygon draw:style-name="gr142" draw:text-style-name="P12" draw:layer="layout" svg:width="0.605cm" svg:height="0.349cm" svg:x="17.788cm" svg:y="2.138cm" svg:viewBox="0 0 606 350" draw:points="101,233 505,0 606,58 201,291 302,350 0,350 0,175">
            <text:p/>
          </draw:polygon>
          <draw:polygon draw:style-name="gr143" draw:text-style-name="P12" draw:layer="layout" svg:width="0.604cm" svg:height="0.349cm" svg:x="18.595cm" svg:y="1.672cm" svg:viewBox="0 0 605 350" draw:points="403,58 302,0 605,0 605,175 504,117 101,350 0,291">
            <text:p/>
          </draw:polygon>
          <draw:path draw:style-name="gr144" draw:text-style-name="P13" draw:layer="layout" svg:width="2.22cm" svg:height="2.097cm" svg:x="17.384cm" svg:y="1.381cm" svg:viewBox="0 0 2221 2098" svg:d="M1110 0c629 0 1111 303 1111 699l-1 699c0 408-504 700-1110 700-605 0-1110-292-1110-700 0 0 1-699 0-700 0-396 480-698 1110-698z">
            <text:p/>
          </draw:path>
        </draw:g>
        <draw:g xml:id="id6" draw:id="id6">
          <draw:path draw:style-name="gr145" draw:text-style-name="P1" draw:layer="layout" svg:width="0.907cm" svg:height="0.815cm" svg:x="18.999cm" svg:y="7.685cm" svg:viewBox="0 0 908 816" svg:d="M0 816c395 0 908-233 908-466s-15-350-303-350c0 250-605 482-605 816z">
            <text:p/>
          </draw:path>
          <draw:path draw:style-name="gr146" draw:text-style-name="P10" draw:layer="layout" svg:width="2.219cm" svg:height="1.398cm" svg:x="17.385cm" svg:y="7.16cm" svg:viewBox="0 0 2220 1399" svg:d="M2220 0c0 0 0 933-1 699 2 409-478 700-1108 700-629 0-1110-291-1111-700 1 1 0-291 0-699 0 408 504 699 1110 699s1110-291 1110-699z">
            <text:p/>
          </draw:path>
          <draw:path draw:style-name="gr147" draw:text-style-name="P11" draw:layer="layout" svg:width="2.218cm" svg:height="1.397cm" svg:x="17.384cm" svg:y="6.461cm" svg:viewBox="0 0 2219 1398" svg:d="M1110 0c629 0 1109 302 1109 698 0 397-480 700-1109 700-630 0-1110-303-1110-700 0-396 480-698 1110-698z">
            <text:p/>
          </draw:path>
          <draw:polygon draw:style-name="gr148" draw:text-style-name="P12" draw:layer="layout" svg:width="0.605cm" svg:height="0.349cm" svg:x="18.595cm" svg:y="7.218cm" svg:viewBox="0 0 606 350" draw:points="303,0 202,58 606,291 504,350 101,117 0,175 0,0">
            <text:p/>
          </draw:polygon>
          <draw:polygon draw:style-name="gr149" draw:text-style-name="P12" draw:layer="layout" svg:width="0.604cm" svg:height="0.349cm" svg:x="17.788cm" svg:y="6.752cm" svg:viewBox="0 0 605 350" draw:points="504,233 605,175 605,350 302,350 403,291 0,58 101,0">
            <text:p/>
          </draw:polygon>
          <draw:polygon draw:style-name="gr150" draw:text-style-name="P12" draw:layer="layout" svg:width="0.605cm" svg:height="0.349cm" svg:x="17.788cm" svg:y="7.218cm" svg:viewBox="0 0 606 350" draw:points="101,233 505,0 606,58 201,291 302,350 0,350 0,175">
            <text:p/>
          </draw:polygon>
          <draw:polygon draw:style-name="gr151" draw:text-style-name="P12" draw:layer="layout" svg:width="0.604cm" svg:height="0.349cm" svg:x="18.595cm" svg:y="6.752cm" svg:viewBox="0 0 605 350" draw:points="403,58 302,0 605,0 605,175 504,117 101,350 0,291">
            <text:p/>
          </draw:polygon>
          <draw:path draw:style-name="gr152" draw:text-style-name="P13" draw:layer="layout" svg:width="2.22cm" svg:height="2.097cm" svg:x="17.384cm" svg:y="6.461cm" svg:viewBox="0 0 2221 2098" svg:d="M1110 0c629 0 1111 303 1111 699l-1 699c0 408-504 700-1110 700-605 0-1110-292-1110-700 0 0 1-699 0-700 0-396 480-698 1110-698z">
            <text:p/>
          </draw:path>
        </draw:g>
        <draw:connector draw:style-name="gr153" draw:text-style-name="P20" draw:layer="layout" draw:type="line" svg:x1="15.225cm" svg:y1="5.2cm" svg:x2="17.384cm" svg:y2="2.43cm" draw:start-shape="id4" draw:start-glue-point="1" draw:end-shape="id5" draw:end-glue-point="3" svg:d="M15225 5200l2159-2770" svg:viewBox="0 0 2160 2771">
          <text:p/>
        </draw:connector>
        <draw:connector draw:style-name="gr153" draw:text-style-name="P20" draw:layer="layout" draw:type="line" svg:x1="15.225cm" svg:y1="5.2cm" svg:x2="17.384cm" svg:y2="7.51cm" draw:start-shape="id4" draw:start-glue-point="1" draw:end-shape="id6" svg:d="M15225 5200l2159 2310" svg:viewBox="0 0 2160 2311">
          <text:p/>
        </draw:connector>
        <draw:connector draw:style-name="gr153" draw:text-style-name="P20" draw:layer="layout" draw:type="line" svg:x1="19.907cm" svg:y1="2.43cm" svg:x2="22.464cm" svg:y2="2.399cm" draw:start-shape="id5" draw:start-glue-point="1" draw:end-shape="id7" svg:d="M19907 2430l2557-31" svg:viewBox="0 0 2558 32">
          <text:p/>
        </draw:connector>
        <draw:connector draw:style-name="gr153" draw:text-style-name="P20" draw:layer="layout" draw:type="line" svg:x1="19.907cm" svg:y1="7.51cm" svg:x2="22.591cm" svg:y2="7.475cm" draw:start-shape="id6" draw:start-glue-point="1" draw:end-shape="id8" draw:end-glue-point="3" svg:d="M19907 7510l2684-35" svg:viewBox="0 0 2685 36">
          <text:p/>
        </draw:connector>
        <draw:connector draw:style-name="gr153" draw:text-style-name="P20" draw:layer="layout" draw:type="line" svg:x1="19.907cm" svg:y1="7.51cm" svg:x2="22.464cm" svg:y2="2.399cm" draw:start-shape="id6" draw:start-glue-point="1" draw:end-shape="id7" draw:end-glue-point="3" svg:d="M19907 7510l2557-5111" svg:viewBox="0 0 2558 5112">
          <text:p/>
        </draw:connector>
        <draw:connector draw:style-name="gr153" draw:text-style-name="P20" draw:layer="layout" draw:type="line" svg:x1="19.907cm" svg:y1="2.43cm" svg:x2="22.591cm" svg:y2="7.475cm" draw:start-shape="id5" draw:start-glue-point="1" draw:end-shape="id8" draw:end-glue-point="3" svg:d="M19907 2430l2684 5045" svg:viewBox="0 0 2685 5046">
          <text:p/>
        </draw:connector>
        <draw:connector draw:style-name="gr153" draw:text-style-name="P20" draw:layer="layout" draw:type="line" svg:x1="18.645cm" svg:y1="6.461cm" svg:x2="18.645cm" svg:y2="3.479cm" draw:start-shape="id6" draw:start-glue-point="0" draw:end-shape="id5" draw:end-glue-point="2" svg:d="M18645 6461v-2982" svg:viewBox="0 0 1 298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67cm" fo:page-height="11.4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2T17:27:43.152585037</meta:creation-date>
    <dc:date>2017-06-13T10:24:07.295964062</dc:date>
    <meta:editing-duration>PT42M3S</meta:editing-duration>
    <meta:editing-cycles>8</meta:editing-cycles>
    <meta:generator>LibreOffice/5.2.7.2$Linux_X86_64 LibreOffice_project/20$Build-2</meta:generator>
    <meta:document-statistic meta:object-count="171"/>
  </office:meta>
</office:document-meta>
</file>